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7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3" office:value-type="string" calcext:value-type="string">
            <text:p>Nota</text:p>
          </table:table-cell>
          <table:table-cell table:style-name="ce107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1" office:value-type="string" office:string-value="Orçamento" calcext:value-type="string">
            <text:p><text:s/>Orçamento </text:p>
          </table:table-cell>
          <table:table-cell table:style-name="ce111" office:value-type="string" office:string-value="Receita" calcext:value-type="string">
            <text:p><text:s/>Receita </text:p>
          </table:table-cell>
          <table:table-cell table:style-name="ce117" office:value-type="string" office:string-value="Balança" calcext:value-type="string">
            <text:p><text:s/>Balança </text:p>
          </table:table-cell>
          <table:table-cell table:style-name="ce121" office:value-type="string" calcext:value-type="string">
            <text:p>Bin</text:p>
          </table:table-cell>
          <table:table-cell table:style-name="ce124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47" table:formula="of:=VLOOKUP([.$Q$6];[.$A$2:.$G$141];7;1)" office:value-type="time" office:time-value="PT01H14M00S" calcext:value-type="time">
            <text:p>1:1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As Aventuras De Peter Pan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15];[.$B:.$N];2;0)" office:value-type="float" office:value="1953" calcext:value-type="float">
            <text:p>1953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15]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15];[.$B:.$N];6;0)" office:value-type="time" office:time-value="PT01H16M00S" calcext:value-type="time">
            <text:p>01:16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15];[.$B:.$N];5;0)" office:value-type="float" office:value="9" calcext:value-type="float">
            <text:p>9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[.$Q$15]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[.$Q$15];[.$B:.$N];13;0)" office:value-type="float" office:value="128" calcext:value-type="float">
            <text:p>128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[.$Q$24])" office:value-type="float" office:value="71" calcext:value-type="float">
            <text:p>71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[.$Q$24];[.L:.L])" office:value-type="float" office:value="48" calcext:value-type="float">
            <text:p>48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3" calcext:value-type="float">
            <text:p>2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78" calcext:value-type="float">
            <text:p>178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53" calcext:value-type="float">
            <text:p>53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1" calcext:value-type="float">
            <text:p>231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/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/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3]);ISBLANK([.I233]));&quot;DESCONHECIDO&quot;;[.J233]-[.I233])" office:value-type="string" office:string-value="DESCONHECIDO" calcext:value-type="string">
            <text:p><text:s/>DESCONHECIDO </text:p>
          </table:table-cell>
          <table:table-cell table:number-columns-repeated="2"/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4]);ISBLANK([.I234]));&quot;DESCONHECIDO&quot;;[.J234]-[.I234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7]);ISBLANK([.I237]));&quot;DESCONHECIDO&quot;;[.J237]-[.I237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5" table:number-rows-repeated="1048333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14:42:29.8539950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0-24T14:45:45.240128236</dc:date>
    <meta:generator>LibreOffice/24.2.6.2$Linux_X86_64 LibreOffice_project/420$Build-2</meta:generator>
    <meta:editing-duration>PT5H1M20S</meta:editing-duration>
    <meta:editing-cycles>11</meta:editing-cycles>
    <meta:document-statistic meta:table-count="1" meta:cell-count="3559" meta:object-count="0"/>
    <meta:user-defined meta:name="AppVersion">16.0300</meta:user-defined>
  </office:meta>
</office:document-meta>
</file>